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3083in" table:align="margins"/>
    </style:style>
    <style:style style:name="Table2.A" style:family="table-column">
      <style:table-column-properties style:column-width="1.1875in" style:rel-column-width="10648*"/>
    </style:style>
    <style:style style:name="Table2.B" style:family="table-column">
      <style:table-column-properties style:column-width="3.684in" style:rel-column-width="33035*"/>
    </style:style>
    <style:style style:name="Table2.C" style:family="table-column">
      <style:table-column-properties style:column-width="2.4368in" style:rel-column-width="21852*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87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4c7d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5" style:family="table-row">
      <style:table-row-properties style:min-row-height="0.1042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f6812" officeooo:paragraph-rsid="000f6812"/>
    </style:style>
    <style:style style:name="P2" style:family="paragraph" style:parent-style-name="Table_20_Contents">
      <style:text-properties officeooo:rsid="000f6812" officeooo:paragraph-rsid="00188d74"/>
    </style:style>
    <style:style style:name="P3" style:family="paragraph" style:parent-style-name="Table_20_Contents">
      <style:text-properties officeooo:rsid="000f6812" officeooo:paragraph-rsid="0019d88d"/>
    </style:style>
    <style:style style:name="P4" style:family="paragraph" style:parent-style-name="Table_20_Contents">
      <style:text-properties officeooo:paragraph-rsid="000f6812"/>
    </style:style>
    <style:style style:name="P5" style:family="paragraph" style:parent-style-name="Table_20_Contents">
      <style:text-properties officeooo:rsid="001205f4" officeooo:paragraph-rsid="001205f4"/>
    </style:style>
    <style:style style:name="P6" style:family="paragraph" style:parent-style-name="Table_20_Contents">
      <style:text-properties officeooo:rsid="001205f4" officeooo:paragraph-rsid="001d10e6"/>
    </style:style>
    <style:style style:name="P7" style:family="paragraph" style:parent-style-name="Table_20_Contents">
      <style:text-properties officeooo:rsid="001205f4" officeooo:paragraph-rsid="001fed5a"/>
    </style:style>
    <style:style style:name="P8" style:family="paragraph" style:parent-style-name="Table_20_Contents">
      <style:text-properties officeooo:rsid="001400ac" officeooo:paragraph-rsid="000f6812"/>
    </style:style>
    <style:style style:name="P9" style:family="paragraph" style:parent-style-name="Table_20_Contents">
      <style:text-properties officeooo:rsid="001400ac" officeooo:paragraph-rsid="001400ac"/>
    </style:style>
    <style:style style:name="P10" style:family="paragraph" style:parent-style-name="Table_20_Contents">
      <style:text-properties officeooo:rsid="001400ac" officeooo:paragraph-rsid="001649a9"/>
    </style:style>
    <style:style style:name="P11" style:family="paragraph" style:parent-style-name="Table_20_Contents">
      <style:text-properties officeooo:rsid="001400ac" officeooo:paragraph-rsid="00188d74"/>
    </style:style>
    <style:style style:name="P12" style:family="paragraph" style:parent-style-name="Table_20_Contents">
      <style:text-properties officeooo:rsid="001400ac" officeooo:paragraph-rsid="001d10e6"/>
    </style:style>
    <style:style style:name="P13" style:family="paragraph" style:parent-style-name="Table_20_Contents">
      <style:text-properties officeooo:rsid="001400ac" officeooo:paragraph-rsid="001f6abe"/>
    </style:style>
    <style:style style:name="P14" style:family="paragraph" style:parent-style-name="Table_20_Contents">
      <style:text-properties officeooo:rsid="001400ac" officeooo:paragraph-rsid="001fed5a"/>
    </style:style>
    <style:style style:name="P15" style:family="paragraph" style:parent-style-name="Table_20_Contents">
      <style:text-properties officeooo:rsid="00188d74" officeooo:paragraph-rsid="00188d74"/>
    </style:style>
    <style:style style:name="P16" style:family="paragraph" style:parent-style-name="Table_20_Contents">
      <style:text-properties officeooo:rsid="00188d74" officeooo:paragraph-rsid="001b7a30"/>
    </style:style>
    <style:style style:name="P17" style:family="paragraph" style:parent-style-name="Table_20_Contents">
      <style:text-properties officeooo:rsid="00188d74" officeooo:paragraph-rsid="001d10e6"/>
    </style:style>
    <style:style style:name="P18" style:family="paragraph" style:parent-style-name="Table_20_Contents">
      <style:text-properties officeooo:rsid="00188d74" officeooo:paragraph-rsid="001fed5a"/>
    </style:style>
    <style:style style:name="P19" style:family="paragraph" style:parent-style-name="Table_20_Contents">
      <style:text-properties officeooo:paragraph-rsid="00188d74"/>
    </style:style>
    <style:style style:name="P20" style:family="paragraph" style:parent-style-name="Table_20_Contents">
      <style:text-properties officeooo:rsid="00192c2e" officeooo:paragraph-rsid="00192c2e"/>
    </style:style>
    <style:style style:name="P21" style:family="paragraph" style:parent-style-name="Table_20_Contents">
      <style:text-properties officeooo:rsid="0019d88d" officeooo:paragraph-rsid="0019d88d"/>
    </style:style>
    <style:style style:name="P22" style:family="paragraph" style:parent-style-name="Table_20_Contents">
      <style:text-properties officeooo:paragraph-rsid="0019d88d"/>
    </style:style>
    <style:style style:name="P23" style:family="paragraph" style:parent-style-name="Table_20_Contents">
      <style:text-properties officeooo:rsid="001d10e6" officeooo:paragraph-rsid="001d10e6"/>
    </style:style>
    <style:style style:name="P24" style:family="paragraph" style:parent-style-name="Table_20_Contents">
      <style:text-properties officeooo:rsid="001f6abe" officeooo:paragraph-rsid="001f6abe"/>
    </style:style>
    <style:style style:name="P25" style:family="paragraph" style:parent-style-name="Standard">
      <style:text-properties fo:font-weight="bold" officeooo:rsid="000f6812" officeooo:paragraph-rsid="000f6812" style:font-weight-asian="bold" style:font-weight-complex="bold"/>
    </style:style>
    <style:style style:name="P26" style:family="paragraph" style:parent-style-name="Standard">
      <style:text-properties fo:font-weight="bold" officeooo:rsid="000f6812" officeooo:paragraph-rsid="001f57bb" style:font-weight-asian="bold" style:font-weight-complex="bold"/>
    </style:style>
    <style:style style:name="P27" style:family="paragraph" style:parent-style-name="Standard">
      <style:text-properties fo:font-weight="normal" officeooo:rsid="000f6812" officeooo:paragraph-rsid="000f6812" style:font-weight-asian="normal" style:font-weight-complex="normal"/>
    </style:style>
    <style:style style:name="P28" style:family="paragraph" style:parent-style-name="Standard">
      <style:text-properties officeooo:paragraph-rsid="001400ac"/>
    </style:style>
    <style:style style:name="P29" style:family="paragraph" style:parent-style-name="Standard">
      <style:text-properties officeooo:rsid="000f6812" officeooo:paragraph-rsid="000f6812"/>
    </style:style>
    <style:style style:name="P30" style:family="paragraph" style:parent-style-name="Title">
      <style:paragraph-properties fo:margin-left="0in" fo:margin-right="0in" fo:text-indent="0in" style:auto-text-indent="false"/>
      <style:text-properties officeooo:paragraph-rsid="001f6abe"/>
    </style:style>
    <style:style style:name="P31" style:family="paragraph" style:parent-style-name="Table_20_Contents">
      <style:text-properties officeooo:rsid="00192c2e" officeooo:paragraph-rsid="00244aa5"/>
    </style:style>
    <style:style style:name="T1" style:family="text">
      <style:text-properties officeooo:rsid="000f6812"/>
    </style:style>
    <style:style style:name="T2" style:family="text">
      <style:text-properties officeooo:rsid="0010dde9"/>
    </style:style>
    <style:style style:name="T3" style:family="text">
      <style:text-properties officeooo:rsid="001205f4"/>
    </style:style>
    <style:style style:name="T4" style:family="text">
      <style:text-properties officeooo:rsid="001400ac"/>
    </style:style>
    <style:style style:name="T5" style:family="text">
      <style:text-properties officeooo:rsid="0015f03c"/>
    </style:style>
    <style:style style:name="T6" style:family="text">
      <style:text-properties officeooo:rsid="001649a9"/>
    </style:style>
    <style:style style:name="T7" style:family="text">
      <style:text-properties fo:font-weight="normal" officeooo:rsid="001400ac" style:font-weight-asian="normal" style:font-weight-complex="normal"/>
    </style:style>
    <style:style style:name="T8" style:family="text">
      <style:text-properties fo:font-weight="normal" officeooo:rsid="001d10e6" style:font-weight-asian="normal" style:font-weight-complex="normal"/>
    </style:style>
    <style:style style:name="T9" style:family="text">
      <style:text-properties fo:font-weight="normal" officeooo:rsid="001ddaee" style:font-weight-asian="normal" style:font-weight-complex="normal"/>
    </style:style>
    <style:style style:name="T10" style:family="text">
      <style:text-properties fo:font-weight="normal" officeooo:rsid="001f57bb" style:font-weight-asian="normal" style:font-weight-complex="normal"/>
    </style:style>
    <style:style style:name="T11" style:family="text">
      <style:text-properties officeooo:rsid="00188d74"/>
    </style:style>
    <style:style style:name="T12" style:family="text">
      <style:text-properties officeooo:rsid="001a2d48"/>
    </style:style>
    <style:style style:name="T13" style:family="text">
      <style:text-properties officeooo:rsid="001b7a30"/>
    </style:style>
    <style:style style:name="T14" style:family="text">
      <style:text-properties officeooo:rsid="001bc016"/>
    </style:style>
    <style:style style:name="T15" style:family="text">
      <style:text-properties officeooo:rsid="001f57bb"/>
    </style:style>
    <style:style style:name="T16" style:family="text">
      <style:text-properties officeooo:rsid="00212f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Functionalities</text:p>
      <text:p text:style-name="P25">RuleEngine</text:p>
      <text:p text:style-name="P28"><text:span text:style-name="T8">This list contains only the </text:span><text:span text:style-name="T7">supplementary functionalities added to the bas</text:span><text:span text:style-name="T9">ic CMTAT </text:span><text:span text:style-name="T10">RuleEngine </text:span><text:span text:style-name="T7">interface.</text:span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21926301264"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Implem<text:span text:style-name="T3">ented</text:span></text:p>
          </table:table-cell>
        </table:table-row>
        <table:table-row table:style-name="TableLine94321931829840">
          <table:table-cell table:style-name="Table2.A4" table:number-rows-spanned="3" office:value-type="string">
            <text:p text:style-name="Standard"/>
            <text:p text:style-name="P31">Manage rules</text:p>
          </table:table-cell>
          <table:table-cell table:style-name="Table2.B6" office:value-type="string">
            <text:p text:style-name="P13">Add one rule</text:p>
          </table:table-cell>
          <table:table-cell table:style-name="Table2.C2" office:value-type="string">
            <text:p text:style-name="P9">Implemented</text:p>
          </table:table-cell>
        </table:table-row>
        <table:table-row table:style-name="Table2.3">
          <table:covered-table-cell/>
          <table:table-cell table:style-name="Table2.B5" office:value-type="string">
            <text:p text:style-name="P13"><text:span text:style-name="T2">Re</text:span>move all the rules</text:p>
          </table:table-cell>
          <table:table-cell table:style-name="Table2.C3" office:value-type="string">
            <text:p text:style-name="P9">Implemented</text:p>
          </table:table-cell>
        </table:table-row>
        <table:table-row table:style-name="TableLine94321960513280">
          <table:covered-table-cell/>
          <table:table-cell table:style-name="Table2.B5" office:value-type="string">
            <text:p text:style-name="P9">Remove one rule</text:p>
          </table:table-cell>
          <table:table-cell table:style-name="Table2.C4" office:value-type="string">
            <text:p text:style-name="P9">Implemented</text:p>
          </table:table-cell>
        </table:table-row>
        <table:table-row table:style-name="TableLine94321926290336">
          <table:table-cell table:style-name="Table2.A5" office:value-type="string">
            <text:p text:style-name="P1">kill</text:p>
          </table:table-cell>
          <table:table-cell table:style-name="Table2.B5" office:value-type="string">
            <text:p text:style-name="P1">Destroy the contract bytecode</text:p>
          </table:table-cell>
          <table:table-cell table:style-name="Table2.C5" office:value-type="string">
            <text:p text:style-name="P9">Implemented</text:p>
          </table:table-cell>
        </table:table-row>
        <table:table-row table:style-name="TableLine94321926293968">
          <table:table-cell table:style-name="Table2.A7" table:number-rows-spanned="2" office:value-type="string">
            <text:p text:style-name="P4"/>
            <text:p text:style-name="P1">Access Control</text:p>
          </table:table-cell>
          <table:table-cell table:style-name="Table2.B6" office:value-type="string">
            <text:p text:style-name="P4"><text:span text:style-name="T1">Only the role </text:span><text:span text:style-name="T5">RULE_ENGINE</text:span><text:span text:style-name="T1">_</text:span><text:span text:style-name="T4">ROLE may</text:span><text:span text:style-name="T1"> </text:span><text:span text:style-name="T6">set/</text:span><text:span text:style-name="T1">add/remove </text:span><text:span text:style-name="T2">rules</text:span></text:p>
          </table:table-cell>
          <table:table-cell table:style-name="Table2.C6" office:value-type="string">
            <text:p text:style-name="P9">Implemented</text:p>
          </table:table-cell>
        </table:table-row>
        <table:table-row table:style-name="TableLine94321926290688">
          <table:covered-table-cell/>
          <table:table-cell table:style-name="Table2.B7" office:value-type="string">
            <text:p text:style-name="P5">Only the role DEFAULT_ADMIN_ROLE <text:span text:style-name="T6">may</text:span> call the function kill</text:p>
          </table:table-cell>
          <table:table-cell table:style-name="Table2.C7" office:value-type="string">
            <text:p text:style-name="P10">Implemented</text:p>
          </table:table-cell>
        </table:table-row>
      </table:table>
      <text:p text:style-name="P29"/>
      <text:p text:style-name="P25">Whitelist</text:p>
      <text:p text:style-name="P26"><text:span text:style-name="T8">This list contains only the </text:span><text:span text:style-name="T7">supplementary functionalities added to the bas</text:span><text:span text:style-name="T9">ic </text:span><text:span text:style-name="T10">rule</text:span><text:span text:style-name="T9"> CMTAT </text:span><text:span text:style-name="T7">interface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21926305088">
          <table:table-cell table:style-name="Table1.A1" office:value-type="string">
            <text:p text:style-name="P21">Name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Implemented</text:p>
          </table:table-cell>
        </table:table-row>
        <table:table-row table:style-name="TableLine94321926279600">
          <table:table-cell table:style-name="Table1.A6" table:number-rows-spanned="5" office:value-type="string">
            <text:p text:style-name="Table_20_Contents"/>
            <text:p text:style-name="Table_20_Contents"/>
            <text:p text:style-name="P21">Manage whitelist</text:p>
            <text:p text:style-name="P19"/>
            <text:p text:style-name="P19"/>
          </table:table-cell>
          <table:table-cell table:style-name="Table1.B2" office:value-type="string">
            <text:p text:style-name="P18">Add several addresses to the whitelist</text:p>
          </table:table-cell>
          <table:table-cell table:style-name="Table1.C2" office:value-type="string">
            <text:p text:style-name="P14">Implemented</text:p>
          </table:table-cell>
        </table:table-row>
        <table:table-row table:style-name="TableLine94321926342112">
          <table:covered-table-cell/>
          <table:table-cell table:style-name="Table1.B6" office:value-type="string">
            <text:p text:style-name="P18">Add one address to the whitelist</text:p>
          </table:table-cell>
          <table:table-cell table:style-name="Table1.C6" office:value-type="string">
            <text:p text:style-name="P14">Implemented</text:p>
          </table:table-cell>
        </table:table-row>
        <table:table-row table:style-name="TableLine94321926343792">
          <table:covered-table-cell/>
          <table:table-cell table:style-name="Table1.B6" office:value-type="string">
            <text:p text:style-name="P15"/>
            <text:p text:style-name="P18"><text:span text:style-name="T3">Re</text:span>move all the whitelisted addresses <text:span text:style-name="T16">(with a function)</text:span>.</text:p>
          </table:table-cell>
          <table:table-cell table:style-name="Table1.C4" office:value-type="string">
            <text:p text:style-name="P18">Not <text:span text:style-name="T4">Implemented</text:span></text:p>
            <text:p text:style-name="P7">We use a map to know if an address is whitelisted or not</text:p>
          </table:table-cell>
        </table:table-row>
        <table:table-row table:style-name="Table1.5">
          <table:covered-table-cell/>
          <table:table-cell table:style-name="Table1.B6" office:value-type="string">
            <text:p text:style-name="P22"><text:span text:style-name="T11">Remove a list of addresses </text:span><text:span text:style-name="T14">from</text:span><text:span text:style-name="T11"> the whitelist</text:span></text:p>
          </table:table-cell>
          <table:table-cell table:style-name="Table1.C6" office:value-type="string">
            <text:p text:style-name="P11">Implemented</text:p>
          </table:table-cell>
        </table:table-row>
        <table:table-row table:style-name="TableLine94321926346784">
          <table:covered-table-cell/>
          <table:table-cell table:style-name="Table1.B6" office:value-type="string">
            <text:p text:style-name="P22"><text:span text:style-name="T11">Remove one address </text:span><text:span text:style-name="T14">from </text:span><text:span text:style-name="T11">the whitelist</text:span></text:p>
          </table:table-cell>
          <table:table-cell table:style-name="Table1.C6" office:value-type="string">
            <text:p text:style-name="P11">Implemented</text:p>
          </table:table-cell>
        </table:table-row>
        <table:table-row table:style-name="TableLine94321926348000">
          <table:table-cell table:style-name="Table1.A9" table:number-rows-spanned="3" office:value-type="string">
            <text:p text:style-name="P23">Whitelist </text:p>
            <text:p text:style-name="P23">information</text:p>
          </table:table-cell>
          <table:table-cell table:style-name="Table1.B10" office:value-type="string">
            <text:p text:style-name="P23">Get the number of whitelisted addresses</text:p>
          </table:table-cell>
          <table:table-cell table:style-name="Table1.C10" office:value-type="string">
            <text:p text:style-name="P12">Implemented</text:p>
          </table:table-cell>
        </table:table-row>
        <table:table-row table:style-name="TableLine94321926350176">
          <table:covered-table-cell/>
          <table:table-cell table:style-name="Table1.B10" office:value-type="string">
            <text:p text:style-name="P23">Get the list of all the whitelisted addresses</text:p>
          </table:table-cell>
          <table:table-cell table:style-name="Table1.C4" office:value-type="string">
            <text:p text:style-name="P17">Not <text:span text:style-name="T4">Implemented</text:span></text:p>
            <text:p text:style-name="P6">We use a map to know if an address is whitelisted or not</text:p>
          </table:table-cell>
        </table:table-row>
        <table:table-row table:style-name="TableLine94321926351440">
          <table:covered-table-cell/>
          <table:table-cell table:style-name="Table1.B9" office:value-type="string">
            <text:p text:style-name="P23">Know if an address is whitelisted</text:p>
          </table:table-cell>
          <table:table-cell table:style-name="Table1.C2" office:value-type="string">
            <text:p text:style-name="P12">Implemented</text:p>
          </table:table-cell>
        </table:table-row>
        <table:table-row table:style-name="TableLine94321926353248">
          <table:table-cell table:style-name="Table1.A10" office:value-type="string">
            <text:p text:style-name="P1">kill</text:p>
          </table:table-cell>
          <table:table-cell table:style-name="Table1.B10" office:value-type="string">
            <text:p text:style-name="P1">Destroy the contract bytecode</text:p>
          </table:table-cell>
          <table:table-cell table:style-name="Table1.C10" office:value-type="string">
            <text:p text:style-name="P11">Implemented</text:p>
          </table:table-cell>
        </table:table-row>
        <table:table-row table:style-name="TableLine94321926354480">
          <table:table-cell table:style-name="Table1.A12" table:number-rows-spanned="2" office:value-type="string">
            <text:p text:style-name="P1"/>
            <text:p text:style-name="P1"/>
            <text:p text:style-name="P1">Access Control </text:p>
          </table:table-cell>
          <table:table-cell table:style-name="Table1.B12" office:value-type="string">
            <text:p text:style-name="P1">Only the role WHITELIST_<text:span text:style-name="T11">ROLE may</text:span> add/remove addresses from/to the whitelist</text:p>
          </table:table-cell>
          <table:table-cell table:style-name="Table1.C12" office:value-type="string">
            <text:p text:style-name="P15"><text:span text:style-name="T12">I</text:span><text:span text:style-name="T4">mplemented</text:span></text:p>
          </table:table-cell>
        </table:table-row>
        <table:table-row table:style-name="TableLine94321926357072">
          <table:covered-table-cell/>
          <table:table-cell table:style-name="Table1.B12" office:value-type="string">
            <text:p text:style-name="P5">Only the role DEFAULT_ADMIN_ROLE <text:span text:style-name="T6">may</text:span> call the function kill</text:p>
          </table:table-cell>
          <table:table-cell table:style-name="Table1.C12" office:value-type="string">
            <text:p text:style-name="P16"><text:span text:style-name="T12">I</text:span><text:span text:style-name="T4">mplemented</text:span></text:p>
          </table:table-cell>
        </table:table-row>
        <table:table-row table:style-name="TableLine94321926358576">
          <table:table-cell table:style-name="Table1.A13" office:value-type="string">
            <text:p text:style-name="P3">Check zero address</text:p>
          </table:table-cell>
          <table:table-cell table:style-name="Table1.B13" office:value-type="string">
            <text:p text:style-name="P22"><text:span text:style-name="T1">Revert if </text:span><text:span text:style-name="T13">we try to add / remove the</text:span><text:span text:style-name="T1"> </text:span><text:span text:style-name="T15">a</text:span><text:span text:style-name="T1">ddress 0</text:span></text:p>
          </table:table-cell>
          <table:table-cell table:style-name="Table1.C4" office:value-type="string">
            <text:p text:style-name="P11"><text:span text:style-name="T11">Not </text:span>Implemented</text:p>
            <text:p text:style-name="P2">because we need to whitelist the zero address to mint toke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91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09:13:48.400868704</meta:creation-date>
    <dc:date>2022-11-11T10:35:24.690270766</dc:date>
    <meta:editing-duration>P1DT2H57M42S</meta:editing-duration>
    <meta:editing-cycles>22</meta:editing-cycles>
    <meta:generator>LibreOffice/6.4.7.2$Linux_X86_64 LibreOffice_project/40$Build-2</meta:generator>
    <meta:document-statistic meta:table-count="2" meta:image-count="0" meta:object-count="0" meta:page-count="1" meta:paragraph-count="59" meta:word-count="228" meta:character-count="1497" meta:non-whitespace-character-count="1326"/>
  </office:meta>
</office:document-meta>
</file>